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d96" officeooo:paragraph-rsid="001d0d96" style:font-weight-asian="bold" style:font-weight-complex="bold"/>
    </style:style>
    <style:style style:name="P2" style:family="paragraph" style:parent-style-name="Footnote">
      <style:text-properties officeooo:rsid="0024e5f1" officeooo:paragraph-rsid="0024e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PATPS<text:note text:id="ftn0" text:note-class="footnote"><text:note-citation>1</text:note-citation><text:note-body><text:p text:style-name="P2">43rd</text:p></text:note-body></text:note></text:h>
      <text:p text:style-name="Standard"/>
      <text:p text:style-name="Standard">60-9-2 157-12-3 14-34-9 54-1-9 40-22-1 27-1-3 134-2-2 127-26-11.</text:p>
      <text:p text:style-name="Standard"/>
      <text:p text:style-name="Standard"/>
      <text:p text:style-name="P1">Where are the encryption key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4:41:24.050811501</meta:creation-date>
    <dc:date>2021-01-14T17:06:35.685906064</dc:date>
    <meta:editing-duration>PT3M56S</meta:editing-duration>
    <meta:editing-cycles>10</meta:editing-cycles>
    <meta:generator>LibreOffice/7.0.4.2$Linux_X86_64 LibreOffice_project/00$Build-2</meta:generator>
    <meta:print-date>2021-01-14T17:07:19.615152074</meta:print-date>
    <meta:document-statistic meta:table-count="0" meta:image-count="0" meta:object-count="0" meta:page-count="1" meta:paragraph-count="4" meta:word-count="15" meta:character-count="105" meta:non-whitespace-character-count="94"/>
  </office:meta>
</office:document-meta>
</file>